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d648" officeooo:paragraph-rsid="001fd648"/>
    </style:style>
    <style:style style:name="P2" style:family="paragraph" style:parent-style-name="Standard">
      <style:text-properties officeooo:rsid="0020aa6e" officeooo:paragraph-rsid="0020aa6e"/>
    </style:style>
    <style:style style:name="P3" style:family="paragraph" style:parent-style-name="Standard">
      <style:text-properties officeooo:rsid="00211180" officeooo:paragraph-rsid="00211180"/>
    </style:style>
    <style:style style:name="P4" style:family="paragraph" style:parent-style-name="Standard">
      <style:text-properties officeooo:rsid="0022af1c" officeooo:paragraph-rsid="0022af1c"/>
    </style:style>
    <style:style style:name="T1" style:family="text">
      <style:text-properties officeooo:rsid="0020aa6e"/>
    </style:style>
    <style:style style:name="T2" style:family="text">
      <style:text-properties officeooo:rsid="002111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 has been run on 1000 sentences for about 10 iterations which took about 1-1:20 min.</text:p>
      <text:p text:style-name="P1">The words corresponding to each tag are present in the ‘1.txt’,’2.txt’,... respectively in the part-1 folder.</text:p>
      <text:p text:style-name="P1">General Observations for words in the respective files:-</text:p>
      <text:p text:style-name="P1">1.txt :-Most of them are nouns and a few are verbs</text:p>
      <text:p text:style-name="P1">2.txt :-Most of them are verbs with a few nouns</text:p>
      <text:p text:style-name="P1">3.txt :-Most are verbs and adverbs and a few are nouns</text:p>
      <text:p text:style-name="P1">4.txt :- Mixture of nouns,verbs and few adjectives</text:p>
      <text:p text:style-name="P1">5.txt :- More adjectives with a less nouns and verbs</text:p>
      <text:p text:style-name="P1">6.txt :- <text:span text:style-name="T1">More adjectives than other</text:span></text:p>
      <text:p text:style-name="P2">7.txt :- <text:span text:style-name="T2">More nouns than other</text:span></text:p>
      <text:p text:style-name="P3">8.txt :- Mixture of adjectives and nouns</text:p>
      <text:p text:style-name="P3">9.txt :- Most verbs with a few nouns</text:p>
      <text:p text:style-name="P3">10.txt :- Most nouns</text:p>
      <text:p text:style-name="P3">So we can see some of them see to be similar.</text:p>
      <text:p text:style-name="P3"/>
      <text:p text:style-name="P3"/>
      <text:p text:style-name="P4">I have run it for 3 times but they did not converge to the same set since i am running for short number of iterations.Actually for sufficient number of iterations the lists should converge to be the s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2:47:48.708079928</meta:creation-date>
    <dc:date>2017-10-16T23:19:51.190922673</dc:date>
    <meta:editing-duration>PT1M31S</meta:editing-duration>
    <meta:editing-cycles>1</meta:editing-cycles>
    <meta:document-statistic meta:table-count="0" meta:image-count="0" meta:object-count="0" meta:page-count="1" meta:paragraph-count="15" meta:word-count="170" meta:character-count="914" meta:non-whitespace-character-count="759"/>
    <meta:generator>LibreOffice/5.1.6.2$Linux_X86_64 LibreOffice_project/10m0$Build-2</meta:generator>
  </office:meta>
</office:document-meta>
</file>